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9"/>
        <table:table-column table:style-name="co1" table:number-columns-repeated="1022" table:default-cell-style-name="ce8"/>
        <table:table-row table:style-name="ro1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eaning</text:p>
          </table:table-cell>
          <table:table-cell table:style-name="ce7" office:value-type="string" calcext:value-type="string">
            <text:p>Direction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can an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can a new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GS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eck GSM Signal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nd an SM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coming data stream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nd incoming data stream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Phone number data is incomplete, requesting resen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Phone number data is complete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08:14:12.896786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16T16:38:22.895744802</dc:date>
    <meta:editing-duration>PT7H23M26S</meta:editing-duration>
    <meta:editing-cycles>21</meta:editing-cycles>
    <meta:document-statistic meta:table-count="1" meta:cell-count="1061" meta:object-count="0"/>
  </office:meta>
</office:document-meta>
</file>